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dddddd" draw:textarea-horizontal-align="justify" draw:textarea-vertical-align="middle" draw:auto-grow-height="false" fo:min-height="11.75cm" fo:min-width="19.5cm"/>
    </style:style>
    <style:style style:name="gr2" style:family="graphic" style:parent-style-name="standard">
      <style:graphic-properties draw:fill="solid" draw:fill-color="#999999" draw:textarea-horizontal-align="justify" draw:textarea-vertical-align="middle" draw:auto-grow-height="false" fo:min-height="7.43cm" fo:min-width="7.8cm"/>
    </style:style>
    <style:style style:name="gr3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7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84cm"/>
    </style:style>
    <style:style style:name="gr6" style:family="graphic" style:parent-style-name="standard">
      <style:graphic-properties draw:fill="solid" draw:fill-color="#999999" draw:textarea-horizontal-align="justify" draw:textarea-vertical-align="middle" draw:auto-grow-height="false" fo:min-height="0.55cm" fo:min-width="16cm"/>
    </style:style>
    <style:style style:name="gr7" style:family="graphic" style:parent-style-name="objectwithoutfill">
      <style:graphic-properties draw:stroke="dash" draw:stroke-dash="Fine_20_Dashed" svg:stroke-color="#000000" draw:fill="none" draw:textarea-horizontal-align="center" draw:textarea-vertical-align="middle"/>
    </style:style>
    <style:style style:name="P1" style:family="paragraph">
      <loext:graphic-properties draw:fill="solid" draw:fill-color="#dddddd"/>
      <style:paragraph-properties fo:text-align="center"/>
    </style:style>
    <style:style style:name="P2" style:family="paragraph">
      <loext:graphic-properties draw:fill="solid" draw:fill-color="#999999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10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cm" svg:height="12cm" svg:x="5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3cm" svg:height="7.68cm" svg:x="15.4cm" svg:y="6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3cm" svg:height="7.68cm" svg:x="6.7cm" svg:y="6.2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5cm" svg:y1="7cm" svg:x2="6.7cm" svg:y2="7cm">
          <text:p/>
        </draw:line>
        <draw:frame draw:style-name="gr4" draw:text-style-name="P4" draw:layer="layout" svg:width="1.378cm" svg:height="0.645cm" svg:x="5.2cm" svg:y="6.255cm">
          <draw:text-box>
            <text:p><text:span text:style-name="T1">0.075</text:span></text:p>
          </draw:text-box>
        </draw:frame>
        <draw:line draw:style-name="gr3" draw:text-style-name="P3" draw:layer="layout" svg:x1="7.6cm" svg:y1="6.2cm" svg:x2="7.6cm" svg:y2="13.9cm">
          <text:p/>
        </draw:line>
        <draw:frame draw:style-name="gr5" draw:text-style-name="P4" draw:layer="layout" svg:width="1.184cm" svg:height="0.645cm" svg:x="7.516cm" svg:y="12.2cm">
          <draw:text-box>
            <text:p><text:span text:style-name="T1">0.64</text:span></text:p>
          </draw:text-box>
        </draw:frame>
        <draw:line draw:style-name="gr3" draw:text-style-name="P3" draw:layer="layout" svg:x1="6.7cm" svg:y1="9.2cm" svg:x2="23.7cm" svg:y2="9.3cm">
          <text:p/>
        </draw:line>
        <draw:frame draw:style-name="gr5" draw:text-style-name="P4" draw:layer="layout" svg:width="1.184cm" svg:height="0.645cm" svg:x="21.416cm" svg:y="8.6cm">
          <draw:text-box>
            <text:p><text:span text:style-name="T1">0.85</text:span></text:p>
          </draw:text-box>
        </draw:frame>
        <draw:line draw:style-name="gr3" draw:text-style-name="P3" draw:layer="layout" svg:x1="7.6cm" svg:y1="6.2cm" svg:x2="7.6cm" svg:y2="4cm">
          <text:p/>
        </draw:line>
        <draw:frame draw:style-name="gr5" draw:text-style-name="P4" draw:layer="layout" svg:width="1.184cm" svg:height="0.645cm" svg:x="7.6cm" svg:y="4.6cm">
          <draw:text-box>
            <text:p><text:span text:style-name="T1">0.18</text:span></text:p>
          </draw:text-box>
        </draw:frame>
        <draw:custom-shape draw:style-name="gr6" draw:text-style-name="P2" draw:layer="layout" svg:width="16.5cm" svg:height="0.8cm" svg:x="6.736cm" svg:y="14.724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5.9cm" svg:y1="4cm" svg:x2="5.9cm" svg:y2="15.1cm">
          <text:p/>
        </draw:line>
        <draw:frame draw:style-name="gr4" draw:text-style-name="P4" draw:layer="layout" svg:width="1.378cm" svg:height="0.645cm" svg:x="5.716cm" svg:y="13.9cm">
          <draw:text-box>
            <text:p><text:span text:style-name="T1">0.925</text:span></text:p>
          </draw:text-box>
        </draw:frame>
        <draw:line draw:style-name="gr7" draw:text-style-name="P5" draw:layer="layout" svg:x1="5.4cm" svg:y1="15.1cm" svg:x2="7cm" svg:y2="15.1cm">
          <text:p/>
        </draw:line>
        <draw:line draw:style-name="gr3" draw:text-style-name="P3" draw:layer="layout" svg:x1="7.6cm" svg:y1="16cm" svg:x2="7.6cm" svg:y2="13.8cm">
          <text:p/>
        </draw:line>
        <draw:frame draw:style-name="gr5" draw:text-style-name="P4" draw:layer="layout" svg:width="1.184cm" svg:height="0.645cm" svg:x="7.6cm" svg:y="13.955cm">
          <draw:text-box>
            <text:p><text:span text:style-name="T1">0.18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2H24M31S</meta:editing-duration>
    <meta:editing-cycles>4</meta:editing-cycles>
    <meta:generator>LibreOffice/5.4.6.2$Windows_X86_64 LibreOffice_project/4014ce260a04f1026ba855d3b8d91541c224eab8</meta:generator>
    <dc:date>2020-11-01T14:38:12.635000000</dc:date>
    <meta:document-statistic meta:object-count="17"/>
  </office:meta>
</office:document-meta>
</file>